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eting Agenda</text:h>
      <text:p text:style-name="Text_20_body">Location: 3507</text:p>
      <text:p text:style-name="Text_20_body">Date: 10-04-16</text:p>
      <text:p text:style-name="Text_20_body">Time: 13:00</text:p>
      <text:p text:style-name="Text_20_body">Facilitator: Jonas Jacobsson &amp; Christian Bergström</text:p>
      <text:p text:style-name="Text_20_body">Participants: Jonas Jacobsson &amp; Christian Bergström</text:p>
      <text:list xml:id="list1817551644" text:style-name="L1">
        <text:list-item>
          <text:p text:style-name="P1">Objectives (5 min)</text:p>
          <text:p text:style-name="P1">Get acquainted with joGL. Discuss pros and cons with different design choices before we start implementing too much stuff.</text:p>
        </text:list-item>
        <text:list-item>
          <text:p text:style-name="P1">Reports (15 min)</text:p>
          <text:p text:style-name="P1">Nothing new to report.</text:p>
        </text:list-item>
        <text:list-item>
          <text:p text:style-name="P1">Discussion items (35 min)</text:p>
          <text:p text:style-name="P1">Should work be split up, to enable more individual work?</text:p>
        </text:list-item>
        <text:list-item>
          <text:p text:style-name="P1">Outcomes and assignments (5 min)</text:p>
          <text:p text:style-name="P1">We'll be working with joGL together, so that we both get how it works. The program is separate enough in it's basic structure to enable individual work. We'll continue to work together and on all parts.</text:p>
        </text:list-item>
        <text:list-item>
          <text:p text:style-name="P1">Wrap up</text:p>
          <text:p text:style-name="P1">Next meeting: 10-04-19 @ 13: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10-02-02T18:35:41</meta:creation-date>
    <dc:date>2010-04-19T16:58:26</dc:date>
    <meta:editing-cycles>12</meta:editing-cycles>
    <meta:editing-duration>PT00H36M25S</meta:editing-duration>
    <dc:creator>Jonas Jacobson</dc:creator>
    <meta:document-statistic meta:table-count="0" meta:image-count="0" meta:object-count="0" meta:page-count="1" meta:paragraph-count="16" meta:word-count="116" meta:character-count="694"/>
    <meta:user-defined meta:name="Info 1"/>
    <meta:user-defined meta:name="Info 2"/>
    <meta:user-defined meta:name="Info 3"/>
    <meta:user-defined meta:name="Info 4"/>
  </office:meta>
</office:document-meta>
</file>